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1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0.5cm" svg:height="0.962cm" svg:x="24.25cm" svg:y="4.288cm">
          <draw:text-box>
            <text:p text:style-name="P6"><text:span text:style-name="T14">x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835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2.481cm" svg:height="1.772cm" svg:x="13.769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5cm" svg:height="0.962cm" svg:x="24.25cm" svg:y="4.788cm">
          <draw:text-box>
            <text:p text:style-name="P6"><text:span text:style-name="T14">x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0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custom-shape draw:style-name="gr21" draw:text-style-name="P10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10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2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7cm" svg:y="8.312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1.5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25cm" svg:y="8.5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1.485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3.98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20.75cm" svg:y="8.336cm">
          <draw:text-box>
            <text:p text:style-name="P4"><text:span text:style-name="T1">T</text:span><text:span text:style-name="T2">N</text:span></text:p>
          </draw:text-box>
        </draw:frame>
        <draw:frame draw:style-name="gr12" draw:text-style-name="P10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0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0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0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4" draw:text-style-name="P10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421cm" svg:y="8.25cm">
          <draw:text-box>
            <text:p text:style-name="P4"><text:span text:style-name="T1">T</text:span><text:span text:style-name="T2">4</text:span></text:p>
          </draw:text-box>
        </draw:frame>
        <draw:frame draw:style-name="gr12" draw:text-style-name="P10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10" draw:layer="layout" svg:width="5.187cm" svg:height="2.266cm" svg:x="5.25cm" svg:y="12.2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10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10" draw:layer="layout" svg:width="10.642cm" svg:height="2.361cm" svg:x="2.25cm" svg:y="14.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10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0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17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0" draw:layer="layout" svg:width="1.1cm" svg:height="0.725cm" svg:x="18.496cm" svg:y="3.907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8.15cm" svg:y="14.4cm">
          <text:p/>
          <draw:enhanced-geometry svg:viewBox="0 0 21600 21600" draw:type="rectangle" draw:enhanced-path="M 0 0 L 21600 0 21600 21600 0 21600 0 0 Z N"/>
        </draw:custom-shape>
        <draw:frame draw:style-name="gr61" draw:text-style-name="P20" draw:layer="layout" svg:width="1.1cm" svg:height="0.725cm" svg:x="13cm" svg:y="14.2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22.3cm" svg:y="14.4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1.1cm" svg:height="0.725cm" svg:x="27.15cm" svg:y="14.2cm">
          <draw:text-box>
            <text:p text:style-name="P6"><text:span text:style-name="T20">b</text:span><text:span text:style-name="T21">p</text:span></text:p>
          </draw:text-box>
        </draw:frame>
        <draw:line draw:style-name="gr63" draw:text-style-name="P21" draw:layer="layout" svg:x1="7.5cm" svg:y1="10.75cm" svg:x2="7.5cm" svg:y2="11.5cm">
          <text:p/>
        </draw:line>
        <draw:line draw:style-name="gr63" draw:text-style-name="P21" draw:layer="layout" svg:x1="1.5cm" svg:y1="11.5cm" svg:x2="14cm" svg:y2="11.5cm">
          <text:p/>
        </draw:line>
        <draw:line draw:style-name="gr63" draw:text-style-name="P21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4.5cm" svg:y1="8.25cm" svg:x2="14.5cm" svg:y2="7.25cm">
          <text:p/>
        </draw:line>
        <draw:line draw:style-name="gr64" draw:text-style-name="P1" draw:layer="layout" svg:x1="9.25cm" svg:y1="7.25cm" svg:x2="19.75cm" svg:y2="7.25cm">
          <text:p/>
        </draw:line>
        <draw:line draw:style-name="gr64" draw:text-style-name="P1" draw:layer="layout" svg:x1="9.25cm" svg:y1="7.25cm" svg:x2="9.25cm" svg:y2="1.5cm">
          <text:p/>
        </draw:line>
        <draw:line draw:style-name="gr64" draw:text-style-name="P1" draw:layer="layout" svg:x1="9.25cm" svg:y1="1.5cm" svg:x2="19.75cm" svg:y2="1.5cm">
          <text:p/>
        </draw:line>
        <draw:line draw:style-name="gr64" draw:text-style-name="P1" draw:layer="layout" svg:x1="19.75cm" svg:y1="1.5cm" svg:x2="19.75cm" svg:y2="7.25cm">
          <text:p/>
        </draw:line>
        <draw:line draw:style-name="gr63" draw:text-style-name="P21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custom-shape draw:style-name="gr26" draw:text-style-name="P15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26T18:45:05.583068648</dc:date>
    <meta:editing-duration>P1DT1H8M50S</meta:editing-duration>
    <meta:editing-cycles>143</meta:editing-cycles>
    <meta:generator>LibreOffice/24.2.7.2$Linux_X86_64 LibreOffice_project/420$Build-2</meta:generator>
    <meta:document-statistic meta:object-count="315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